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Shortcut</text:p>
          </table:table-cell>
          <table:table-cell table:style-name="ce1" office:value-type="string">
            <text:p>Expanded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/>
          <table:table-cell office:value-type="string">
            <text:p>stlss</text:p>
          </table:table-cell>
          <table:table-cell office:value-type="string">
            <text:p>Stateless Widget</text:p>
          </table:table-cell>
          <table:table-cell office:value-type="string">
            <text:p>Creates a Stateless widget</text:p>
          </table:table-cell>
        </table:table-row>
        <table:table-row table:style-name="ro2">
          <table:table-cell/>
          <table:table-cell office:value-type="string">
            <text:p>stful</text:p>
          </table:table-cell>
          <table:table-cell office:value-type="string">
            <text:p>Stateful Widget</text:p>
          </table:table-cell>
          <table:table-cell office:value-type="string">
            <text:p>Creates a Stateful widget</text:p>
          </table:table-cell>
        </table:table-row>
        <table:table-row table:style-name="ro3">
          <table:table-cell/>
          <table:table-cell office:value-type="string">
            <text:p>bld</text:p>
          </table:table-cell>
          <table:table-cell office:value-type="string">
            <text:p>Build Method</text:p>
          </table:table-cell>
          <table:table-cell office:value-type="string">
            <text:p>Describes the part of the user interface represented by the widget.</text:p>
          </table:table-cell>
        </table:table-row>
        <table:table-row table:style-name="ro4">
          <table:table-cell/>
          <table:table-cell office:value-type="string">
            <text:p>init</text:p>
          </table:table-cell>
          <table:table-cell office:value-type="string">
            <text:p>InitState</text:p>
          </table:table-cell>
          <table:table-cell office:value-type="string">
            <text:p>Called when this object is inserted into the tree. The framework will call this method exactly once for each State object it creates.</text:p>
          </table:table-cell>
        </table:table-row>
        <table:table-row table:style-name="ro5">
          <table:table-cell/>
          <table:table-cell office:value-type="string">
            <text:p>dis</text:p>
          </table:table-cell>
          <table:table-cell office:value-type="string">
            <text:p>Dispose</text:p>
          </table:table-cell>
          <table:table-cell office:value-type="string">
            <text:p>Called when this object is removed from the tree permanently. The framework calls this method when this State object will never build again.</text:p>
          </table:table-cell>
        </table:table-row>
        <table:table-row table:style-name="ro6">
          <table:table-cell/>
          <table:table-cell office:value-type="string">
            <text:p>rasm</text:p>
          </table:table-cell>
          <table:table-cell office:value-type="string">
            <text:p>Reassemble</text:p>
          </table:table-cell>
          <table:table-cell office:value-type="string">
            <text:p>Called whenever the application is reassembled during debugging, for example during hot reload.</text:p>
          </table:table-cell>
        </table:table-row>
        <table:table-row table:style-name="ro3">
          <table:table-cell/>
          <table:table-cell office:value-type="string">
            <text:p>dcd</text:p>
          </table:table-cell>
          <table:table-cell office:value-type="string">
            <text:p>didChangeDependencies</text:p>
          </table:table-cell>
          <table:table-cell office:value-type="string">
            <text:p>Called when a dependency of this State object changes</text:p>
          </table:table-cell>
        </table:table-row>
        <table:table-row table:style-name="ro3">
          <table:table-cell/>
          <table:table-cell office:value-type="string">
            <text:p>duw</text:p>
          </table:table-cell>
          <table:table-cell office:value-type="string">
            <text:p>didUpdateWidget</text:p>
          </table:table-cell>
          <table:table-cell office:value-type="string">
            <text:p>Called whenever the widget configuration changes.</text:p>
          </table:table-cell>
        </table:table-row>
        <table:table-row table:style-name="ro7">
          <table:table-cell/>
          <table:table-cell office:value-type="string">
            <text:p>cc</text:p>
          </table:table-cell>
          <table:table-cell office:value-type="string">
            <text:p>Custom Clipper</text:p>
          </table:table-cell>
          <table:table-cell office:value-type="string">
            <text:p>Used for creating custom shapes</text:p>
          </table:table-cell>
        </table:table-row>
        <table:table-row table:style-name="ro2">
          <table:table-cell/>
          <table:table-cell office:value-type="string">
            <text:p>cp</text:p>
          </table:table-cell>
          <table:table-cell office:value-type="string">
            <text:p>Custom Painter</text:p>
          </table:table-cell>
          <table:table-cell office:value-type="string">
            <text:p>Used for creating custom paint</text:p>
          </table:table-cell>
        </table:table-row>
        <table:table-row table:style-name="ro8">
          <table:table-cell/>
          <table:table-cell office:value-type="string">
            <text:p>lsb</text:p>
          </table:table-cell>
          <table:table-cell office:value-type="string">
            <text:p>ListView.Builder</text:p>
          </table:table-cell>
          <table:table-cell office:value-type="string">
            <text:p>Creates a scrollable, linear array of widgets that are created on demand.Providing a non-null itemCount improves the ability of the ListView to estimate the maximum scroll extent.</text:p>
          </table:table-cell>
        </table:table-row>
        <table:table-row table:style-name="ro4">
          <table:table-cell/>
          <table:table-cell office:value-type="string">
            <text:p>csv</text:p>
          </table:table-cell>
          <table:table-cell office:value-type="string">
            <text:p>Custom ScrollView</text:p>
          </table:table-cell>
          <table:table-cell office:value-type="string">
            <text:p>Creates a ScrollView that creates custom scroll effects using slivers. If the primary argument is true, the controller must be null.</text:p>
          </table:table-cell>
        </table:table-row>
        <table:table-row table:style-name="ro4">
          <table:table-cell/>
          <table:table-cell office:value-type="string">
            <text:p>stb</text:p>
          </table:table-cell>
          <table:table-cell office:value-type="string">
            <text:p>Stream Builder</text:p>
          </table:table-cell>
          <table:table-cell office:value-type="string">
            <text:p>Creates a new StreamBuilder that builds itself based on the latest snapshot of interaction with the specified stream</text:p>
          </table:table-cell>
        </table:table-row>
        <table:table-row table:style-name="ro9">
          <table:table-cell/>
          <table:table-cell office:value-type="string">
            <text:p>abldr</text:p>
          </table:table-cell>
          <table:table-cell office:value-type="string">
            <text:p>Animated Builder</text:p>
          </table:table-cell>
          <table:table-cell office:value-type="string">
            <text:p>Creates an Animated Builder. The widget specified to child is passed to the builder</text:p>
          </table:table-cell>
        </table:table-row>
        <table:table-row table:style-name="ro10">
          <table:table-cell/>
          <table:table-cell office:value-type="string">
            <text:p>stflbldr</text:p>
          </table:table-cell>
          <table:table-cell office:value-type="string">
            <text:p>Stateful Builder</text:p>
          </table:table-cell>
          <table:table-cell office:value-type="string">
            <text:p>Creates a widget that both has state and delegates its build to a callback. Useful for rebuilding specific sections of the widget tree.</text:p>
          </table:table-cell>
        </table:table-row>
        <table:table-row table:style-name="ro9">
          <table:table-cell/>
          <table:table-cell office:value-type="string">
            <text:p>oribldr</text:p>
          </table:table-cell>
          <table:table-cell office:value-type="string">
            <text:p>Orientation Builder</text:p>
          </table:table-cell>
          <table:table-cell office:value-type="string">
            <text:p>Creates a builder which allows for the orientation of the device to be specified and referenced</text:p>
          </table:table-cell>
        </table:table-row>
        <table:table-row table:style-name="ro5">
          <table:table-cell/>
          <table:table-cell office:value-type="string">
            <text:p>laybldr</text:p>
          </table:table-cell>
          <table:table-cell office:value-type="string">
            <text:p>Layout Builder</text:p>
          </table:table-cell>
          <table:table-cell office:value-type="string">
            <text:p>Similar to the Builder widget except that the framework calls the builder function at layout time and provides the parent widget's constraints.</text:p>
          </table:table-cell>
        </table:table-row>
        <table:table-row table:style-name="ro7">
          <table:table-cell/>
          <table:table-cell office:value-type="string">
            <text:p>scsv</text:p>
          </table:table-cell>
          <table:table-cell office:value-type="string">
            <text:p>Single Child Scroll View</text:p>
          </table:table-cell>
          <table:table-cell office:value-type="string">
            <text:p>Creates a scroll view with a single child</text:p>
          </table:table-cell>
        </table:table-row>
        <table:table-row table:style-name="ro6">
          <table:table-cell/>
          <table:table-cell office:value-type="string">
            <text:p>ftbldr</text:p>
          </table:table-cell>
          <table:table-cell office:value-type="string">
            <text:p>Future Builder</text:p>
          </table:table-cell>
          <table:table-cell office:value-type="string">
            <text:p>Creates a Future Builder. This builds itself based on the latest snapshot of interaction with a Future.</text:p>
          </table:table-cell>
        </table:table-row>
        <table:table-row table:style-name="ro11">
          <table:table-cell/>
          <table:table-cell office:value-type="string">
            <text:p>nosm</text:p>
          </table:table-cell>
          <table:table-cell office:value-type="string">
            <text:p>No Such Method</text:p>
          </table:table-cell>
          <table:table-cell office:value-type="string">
            <text:p>This method is invoked when a non-existent method or property is accessed.</text:p>
          </table:table-cell>
        </table:table-row>
        <table:table-row table:style-name="ro3">
          <table:table-cell/>
          <table:table-cell office:value-type="string">
            <text:p>inhwdgt</text:p>
          </table:table-cell>
          <table:table-cell office:value-type="string">
            <text:p>Inherited Widget</text:p>
          </table:table-cell>
          <table:table-cell office:value-type="string">
            <text:p>Class used to propagate information down the widget tree.</text:p>
          </table:table-cell>
        </table:table-row>
        <table:table-row table:style-name="ro7">
          <table:table-cell/>
          <table:table-cell office:value-type="string">
            <text:p>mntd</text:p>
          </table:table-cell>
          <table:table-cell office:value-type="string">
            <text:p>Mounted</text:p>
          </table:table-cell>
          <table:table-cell office:value-type="string">
            <text:p>Whether this State object is currently in a tree.</text:p>
          </table:table-cell>
        </table:table-row>
        <table:table-row table:style-name="ro2">
          <table:table-cell/>
          <table:table-cell office:value-type="string">
            <text:p>snk</text:p>
          </table:table-cell>
          <table:table-cell office:value-type="string">
            <text:p>Sink</text:p>
          </table:table-cell>
          <table:table-cell office:value-type="string">
            <text:p>A Sink is the input of a stream.</text:p>
          </table:table-cell>
        </table:table-row>
        <table:table-row table:style-name="ro12">
          <table:table-cell/>
          <table:table-cell office:value-type="string">
            <text:p>strm</text:p>
          </table:table-cell>
          <table:table-cell office:value-type="string">
            <text:p>Stream</text:p>
          </table:table-cell>
          <table:table-cell office:value-type="string">
            <text:p>A source of asynchronous data events. A stream can be of any data type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28-12-2018</text:date>, <text:time>15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3S</meta:editing-duration>
    <meta:editing-cycles>3</meta:editing-cycles>
    <meta:generator>OpenOffice/4.1.6$Win32 OpenOffice.org_project/416m1$Build-9790</meta:generator>
    <dc:date>2018-12-28T15:04:52.45</dc:date>
    <dc:creator>Máximo Meza</dc:creator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